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line-height="105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.111in" loext:contextual-spacing="false" fo:line-height="105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line-height="105%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line-height="105%" fo:text-indent="-0.2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atures:</text:p>
      <text:list xml:id="list1221662557" text:style-name="WWNum1">
        <text:list-item>
          <text:p text:style-name="P1">Python/Flask Web Application</text:p>
        </text:list-item>
        <text:list-item>
          <text:p text:style-name="P1">Simple Database Connectivity</text:p>
          <text:list>
            <text:list-item>
              <text:p text:style-name="P3">Demonstrate the ability to connect to the following database types</text:p>
              <text:list>
                <text:list-item>
                  <text:p text:style-name="P4">MSSQL</text:p>
                </text:list-item>
                <text:list-item>
                  <text:p text:style-name="P4">MySQL</text:p>
                </text:list-item>
                <text:list-item>
                  <text:p text:style-name="P4">SQLite</text:p>
                </text:list-item>
                <text:list-item>
                  <text:p text:style-name="P4">JSON</text:p>
                </text:list-item>
                <text:list-item>
                  <text:p text:style-name="P4">XML</text:p>
                </text:list-item>
              </text:list>
            </text:list-item>
            <text:list-item>
              <text:p text:style-name="P3">Perform Simple CRUD Operations</text:p>
            </text:list-item>
            <text:list-item>
              <text:p text:style-name="P3">Return Data from Tables as</text:p>
              <text:list>
                <text:list-item>
                  <text:p text:style-name="P4">Dictionary</text:p>
                </text:list-item>
                <text:list-item>
                  <text:p text:style-name="P4">Collection</text:p>
                </text:list-item>
                <text:list-item>
                  <text:p text:style-name="P4">List</text:p>
                </text:list-item>
                <text:list-item>
                  <text:p text:style-name="P4">Set</text:p>
                </text:list-item>
                <text:list-item>
                  <text:p text:style-name="P4">Tuple</text:p>
                </text:list-item>
                <text:list-item>
                  <text:p text:style-name="P4">Table</text:p>
                </text:list-item>
              </text:list>
            </text:list-item>
          </text:list>
        </text:list-item>
        <text:list-item>
          <text:p text:style-name="P1">Present Data in a Table</text:p>
          <text:list>
            <text:list-item>
              <text:p text:style-name="P3">Integrate Query Functionality</text:p>
            </text:list-item>
          </text:list>
        </text:list-item>
        <text:list-item>
          <text:p text:style-name="P1">Create Page(s) with Command Buttons that execute Python Scripts without routing. Must execute and return data in the same page.</text:p>
        </text:list-item>
        <text:list-item>
          <text:p text:style-name="P1">Call Python Script from JavaScript</text:p>
        </text:list-item>
        <text:list-item>
          <text:p text:style-name="P1">Demonstrate Simple Chart and Graph Capabilities from the Data Above</text:p>
        </text:list-item>
        <text:list-item>
          <text:p text:style-name="P1">Perform Simple ETL on Data from Table(s)</text:p>
        </text:list-item>
        <text:list-item>
          <text:p text:style-name="P1">Pass Parameterized Commands from One Route to another</text:p>
        </text:list-item>
        <text:list-item>
          <text:p text:style-name="P1">Demonstrate the use of HTML Templates</text:p>
        </text:list-item>
        <text:list-item>
          <text:p text:style-name="P1"><text:soft-page-break/>Demonstrate the use of Jinja</text:p>
        </text:list-item>
        <text:list-item>
          <text:p text:style-name="P1">Make sure that your code is clearly commented</text:p>
        </text:list-item>
        <text:list-item>
          <text:p text:style-name="P2">Create installer which creates a virtual environment and runs on Ubuntu / Debian Serve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style:text-underline-style="none"/>
    </style:style>
    <style:style style:name="ListLabel_20_3" style:display-name="ListLabel 3" style:family="text">
      <style:text-properties style:font-name="Calibri" fo:font-family="Calibri" style:font-family-generic="roman" style:font-pitch="variable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155" meta:character-count="844" meta:non-whitespace-character-count="744"/>
    <meta:generator>LibreOfficeDev/6.0.5.2$Linux_X86_64 LibreOffice_project/</meta:generator>
  </office:meta>
</office:document-meta>
</file>